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stic fro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table:style-name="ce1" office:value-type="currency" office:currency="USD" office:value="66" calcext:value-type="currency">
            <text:p>$66.00</text:p>
          </table:table-cell>
        </table:table-row>
        <table:table-row table:style-name="ro1">
          <table:table-cell office:value-type="string" calcext:value-type="string">
            <text:p>Ch552</text:p>
          </table:table-cell>
          <table:table-cell table:style-name="ce1" office:value-type="currency" office:currency="USD" office:value="27.36" calcext:value-type="currency">
            <text:p>$27.36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1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table:style-name="ce1" office:value-type="currency" office:currency="USD" office:value="4.06" calcext:value-type="currency">
            <text:p>$4.06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otal: </text:p>
          </table:table-cell>
          <table:table-cell table:formula="of:=SUM([.B3:.B10])" office:value-type="float" office:value="117.42" calcext:value-type="float">
            <text:p>117.42</text:p>
          </table:table-cell>
        </table:table-row>
        <table:table-row table:style-name="ro1">
          <table:table-cell office:value-type="string" calcext:value-type="string">
            <text:p>Total per device:</text:p>
          </table:table-cell>
          <table:table-cell table:formula="of:=SUM([.B3:.B10])/100" office:value-type="float" office:value="1.1742" calcext:value-type="float">
            <text:p>1.1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2:37:17.210739610</meta:creation-date>
    <dc:date>2019-02-26T22:59:33.836367921</dc:date>
    <meta:editing-duration>PT12M6S</meta:editing-duration>
    <meta:editing-cycles>1</meta:editing-cycles>
    <meta:document-statistic meta:table-count="1" meta:cell-count="13" meta:object-count="0"/>
    <meta:generator>LibreOffice/6.1.4.2$Linux_X86_64 LibreOffice_project/10$Build-2</meta:generator>
  </office:meta>
</office:document-meta>
</file>